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text:span text:style-name="T1">Nilgiri Biosphere Reserve</text:span> is an <text:a xlink:type="simple" xlink:href="https://en.wikipedia.org/wiki/International_Biosphere_Reserve" text:style-name="Internet_20_link" text:visited-style-name="Visited_20_Internet_20_Link">International Biosphere Reserve</text:a> in the <text:a xlink:type="simple" xlink:href="https://en.wikipedia.org/wiki/Western_Ghats" text:style-name="Internet_20_link" text:visited-style-name="Visited_20_Internet_20_Link">Western Ghats</text:a> and <text:a xlink:type="simple" xlink:href="https://en.wikipedia.org/wiki/Nilgiri_mountains" text:style-name="Internet_20_link" text:visited-style-name="Visited_20_Internet_20_Link">Nilgiri Hills</text:a> ranges of <text:a xlink:type="simple" xlink:href="https://en.wikipedia.org/wiki/South_India" text:style-name="Internet_20_link" text:visited-style-name="Visited_20_Internet_20_Link">South India</text:a>. The Nilgiri Sub-Cluster is a part of the Western Ghats, which was declared a World Heritage Site by UNESCO in 2012.<text:bookmark text:name="cite_ref-1"/><text:a xlink:type="simple" xlink:href="https://en.wikipedia.org/wiki/Nilgiri_Biosphere_Reserve#cite_note-1" text:style-name="Internet_20_link" text:visited-style-name="Visited_20_Internet_20_Link">[1]</text:a> It includes the <text:a xlink:type="simple" xlink:href="https://en.wikipedia.org/wiki/Aralam_Wildlife_Sanctuary" text:style-name="Internet_20_link" text:visited-style-name="Visited_20_Internet_20_Link">Aralam</text:a>, <text:a xlink:type="simple" xlink:href="https://en.wikipedia.org/wiki/Mudumalai_National_Park" text:style-name="Internet_20_link" text:visited-style-name="Visited_20_Internet_20_Link">Mudumalai</text:a>, <text:a xlink:type="simple" xlink:href="https://en.wikipedia.org/wiki/Mukurthi_National_Park" text:style-name="Internet_20_link" text:visited-style-name="Visited_20_Internet_20_Link">Mukurthi</text:a>, <text:a xlink:type="simple" xlink:href="https://en.wikipedia.org/wiki/Nagarhole_National_Park" text:style-name="Internet_20_link" text:visited-style-name="Visited_20_Internet_20_Link">Nagarhole</text:a>, <text:a xlink:type="simple" xlink:href="https://en.wikipedia.org/wiki/Bandipur_National_Park" text:style-name="Internet_20_link" text:visited-style-name="Visited_20_Internet_20_Link">Bandipur</text:a> and <text:a xlink:type="simple" xlink:href="https://en.wikipedia.org/wiki/Silent_Valley_National_Park" text:style-name="Internet_20_link" text:visited-style-name="Visited_20_Internet_20_Link">Silent Valley</text:a> national parks, as well as the <text:a xlink:type="simple" xlink:href="https://en.wikipedia.org/wiki/Wayanad_Wildlife_Sanctuary" text:style-name="Internet_20_link" text:visited-style-name="Visited_20_Internet_20_Link">Wayanad</text:a> and <text:a xlink:type="simple" xlink:href="https://en.wikipedia.org/wiki/Sathyamangalam_Wildlife_Sanctuary" text:style-name="Internet_20_link" text:visited-style-name="Visited_20_Internet_20_Link">Sathyamangalam</text:a> wildlife sanctuaries. </text:p>
      <text:p text:style-name="Text_20_body">A fascinating ecosystem of the hill ranges of Nilgiris and its surrounding environments covering a tract of over 5000 square kilometers was constituted as Nilgiris Biosphere Reserve by UNESCO in September 1986 under Man and Biosphere Programme. Nilgiris Biosphere Reserve is India's first and foremost biosphere reserves with a heritage, rich in flora and fauna. Tribal groups like the Badagas, Todas, Kotas, Irullas, Kurumbas, Paniyas, Adiyans, Edanadan Chettis, Allar, Malayan, etc., are native to the reserve.<text:bookmark text:name="cite_ref-2"/><text:a xlink:type="simple" xlink:href="https://en.wikipedia.org/wiki/Nilgiri_Biosphere_Reserve#cite_note-2" text:style-name="Internet_20_link" text:visited-style-name="Visited_20_Internet_20_Link">[2]</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6T14:54:06.138000000</meta:creation-date>
    <dc:date>2020-09-19T13:40:07.295000000</dc:date>
    <meta:editing-duration>PT1M57S</meta:editing-duration>
    <meta:editing-cycles>2</meta:editing-cycles>
    <meta:generator>LibreOffice/7.0.0.3$Windows_x86 LibreOffice_project/8061b3e9204bef6b321a21033174034a5e2ea88e</meta:generator>
    <meta:document-statistic meta:table-count="0" meta:image-count="0" meta:object-count="0" meta:page-count="1" meta:paragraph-count="2" meta:word-count="139" meta:character-count="927" meta:non-whitespace-character-count="789"/>
  </office:meta>
</office:document-meta>
</file>